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Helvetica" fo:font-size="10.5pt" style:font-size-asian="10.5pt" style:font-name-complex="Helvetica2" style:font-size-complex="10.5pt"/>
    </style:style>
    <style:style style:name="P2" style:family="paragraph" style:parent-style-name="Standard">
      <style:text-properties style:font-name="Calibri" style:font-name-asian="Calibri1" style:font-name-complex="Calibri1"/>
    </style:style>
    <style:style style:name="P3" style:family="paragraph" style:parent-style-name="Standard"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left="2.54cm" fo:margin-right="0cm" fo:text-indent="0cm" style:auto-text-indent="false"/>
      <style:text-properties style:font-name="Calibri" style:font-name-asian="Calibri1" style:font-name-complex="Calibri1"/>
    </style:style>
    <style:style style:name="P5" style:family="paragraph" style:parent-style-name="Standard" style:master-page-name="Standard">
      <style:paragraph-properties style:page-number="auto"/>
      <style:text-properties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style:font-name-asian="Calibri1" style:font-name-complex="Calibri1"/>
    </style:style>
    <style:style style:name="P7" style:family="paragraph" style:parent-style-name="Standard" style:list-style-name="WWNum2">
      <style:paragraph-properties fo:margin-left="1.27cm" fo:margin-right="0cm" fo:text-indent="-0.635cm" style:auto-text-indent="false"/>
      <style:text-properties style:font-name="Calibri" style:font-name-asian="Calibri1" style:font-name-complex="Calibri1"/>
    </style:style>
    <style:style style:name="P8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text-indent="-0.635cm" style:auto-text-indent="false"/>
      <style:text-properties fo:color="#333333" style:font-name="Helvetica" fo:font-size="10.5pt" style:font-name-asian="Helvetica2" style:font-size-asian="10.5pt" style:font-name-complex="Helvetica2"/>
    </style:style>
    <style:style style:name="P10" style:family="paragraph" style:parent-style-name="Standard" style:list-style-name="WWNum1">
      <style:paragraph-properties fo:margin-left="2.54cm" fo:margin-right="0cm" fo:text-indent="-0.635cm" style:auto-text-indent="false"/>
      <style:text-properties style:font-name="Calibri" style:font-name-asian="Calibri1" style:font-name-complex="Calibri1"/>
    </style:style>
    <style:style style:name="P11" style:family="paragraph" style:parent-style-name="Standard" style:list-style-name="WWNum2">
      <style:paragraph-properties fo:margin-left="2.54cm" fo:margin-right="0cm" fo:text-indent="-0.635cm" style:auto-text-indent="false"/>
      <style:text-properties style:font-name="Calibri" style:font-name-asian="Calibri1" style:font-name-complex="Calibri1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  <style:text-properties fo:color="#333333" style:font-name="Helvetica" fo:font-size="10.5pt" style:font-name-asian="Helvetica2" style:font-size-asian="10.5pt" style:font-name-complex="Helvetica2"/>
    </style:style>
    <style:style style:name="P13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3">
      <style:text-properties fo:color="#333333" style:font-name="Helvetica" fo:font-size="10.5pt" style:font-size-asian="10.5pt" style:font-name-complex="Helvetica2" style:font-size-complex="10.5pt"/>
    </style:style>
    <style:style style:name="P16" style:family="paragraph" style:parent-style-name="List_20_Paragraph" style:list-style-name="WWNum3">
      <style:text-properties fo:color="#333333" style:font-name="Calibri" fo:font-size="10.5pt" style:font-name-asian="Calibri1" style:font-size-asian="10.5pt" style:font-name-complex="Calibri1" style:font-size-complex="10.5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tyle="italic" style:font-name-asian="Calibri1" style:font-style-asian="italic" style:font-name-complex="Calibri1"/>
    </style:style>
    <style:style style:name="T3" style:family="text">
      <style:text-properties fo:color="#0563c1" style:font-name="Calibri" style:text-underline-style="solid" style:text-underline-width="auto" style:text-underline-color="font-color" style:font-name-asian="Calibri1" style:font-name-complex="Calibri1"/>
    </style:style>
    <style:style style:name="T4" style:family="text"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fo:color="#ff0000" style:font-name="Calibri" style:font-name-asian="Calibri1" style:font-name-complex="Calibri1"/>
    </style:style>
    <style:style style:name="T6" style:family="text">
      <style:text-properties fo:color="#333333" style:font-name="Helvetica" fo:font-size="10.5pt" style:font-size-asian="10.5pt" style:font-name-complex="Helvetica2" style:font-size-complex="10.5pt"/>
    </style:style>
    <style:style style:name="T7" style:family="text">
      <style:text-properties fo:color="#333333" style:font-name="Calibri" fo:font-size="10.5pt" style:font-name-asian="Calibri1" style:font-size-asian="10.5pt" style:font-name-complex="Calibri1" style:font-size-complex="10.5pt"/>
    </style:style>
    <style:style style:name="T8" style:family="text">
      <style:text-properties fo:font-variant="normal" fo:text-transform="none" style:font-name="Helvetica Neu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nfolyamok xls:</text:p>
      <text:p text:style-name="Standard"><text:a xlink:type="simple" xlink:href="https://kulcssoft-my.sharepoint.com/personal/patakie_kulcs-soft_hu/_layouts/15/WopiFrame.aspx?sourcedoc=%7B78B7B1E2-6D86-48DA-AFF7-3C5F02A283CF%7D&amp;file=Oktatás%20(003)%20másolata.xlsx&amp;action=default" text:style-name="Internet_20_link" text:visited-style-name="Visited_20_Internet_20_Link"><text:span text:style-name="T3">https://kulcssoft-my.sharepoint.com/personal/patakie_kulcs-soft_hu/_layouts/15/WopiFrame.aspx?sourcedoc=%7B78B7B1E2-6D86-48DA-AFF7-3C5F02A283CF%7D HYPERLINK "https://kulcssoft-my.sharepoint.com/personal/patakie_kulcs-soft_hu/_layouts/15/WopiFrame.aspx?sourcedoc=%7B78B7B1E2-6D86-48DA-AFF7-3C5F02A283CF%7D&amp;file=Oktat%C3%A1s%20(003)%20m%C3%A1solata.xlsx&amp;action=default"&amp; HYPERLINK "https://kulcssoft-my.sharepoint.com/personal/patakie_kulcs-soft_hu/_layouts/15/WopiFrame.aspx?sourcedoc=%7B78B7B1E2-6D86-48DA-AFF7-3C5F02A283CF%7D&amp;file=Oktat%C3%A1s%20(003)%20m%C3%A1solata.xlsx&amp;action=default"file=Oktat%C3%A1s%20(003)%20m%C3%A1solata.xlsx HYPERLINK "https://kulcssoft-my.sharepoint.com/personal/patakie_kulcs-soft_hu/_layouts/15/WopiFrame.aspx?sourcedoc=%7B78B7B1E2-6D86-48DA-AFF7-3C5F02A283CF%7D&amp;file=Oktat%C3%A1s%20(003)%20m%C3%A1solata.xlsx&amp;action=default"&amp; HYPERLINK "https://kulcssoft-my.sharepoint.com/personal/patakie_kulcs-soft_hu/_layouts/15/WopiFrame.aspx?sourcedoc=%7B78B7B1E2-6D86-48DA-AFF7-3C5F02A283CF%7D&amp;file=Oktat%C3%A1s%20(003)%20m%C3%A1solata.xlsx&amp;action=default"action=default</text:span></text:a></text:p>
      <text:p text:style-name="P3">PHP tanfolyam:</text:p>
      <text:p text:style-name="P2">Kezdő:</text:p>
      <text:p text:style-name="Standard"><text:a xlink:type="simple" xlink:href="http://www.netacademia.hu/kezdo-php" text:style-name="Internet_20_link" text:visited-style-name="Visited_20_Internet_20_Link"><text:span text:style-name="T4">http://www.netacademia.hu/kezdo-php</text:span></text:a></text:p>
      <text:list xml:id="list7542858955636718217" text:style-name="WWNum1">
        <text:list-item>
          <text:p text:style-name="P6">Install - Alapok - Egyszerű php oldal</text:p>
        </text:list-item>
        <text:list-item>
          <text:p text:style-name="P8"><text:span text:style-name="T1">PHP alapok_változók, tömbök, kifejezések </text:span><text:span text:style-name="T5">2017.08.29</text:span></text:p>
        </text:list-item>
        <text:list-item>
          <text:p text:style-name="P6">Ciklusok - Oldalszerkezet kiépítése</text:p>
        </text:list-item>
        <text:list-item>
          <text:p text:style-name="P6">2. Programozási alapok</text:p>
        </text:list-item>
        <text:list-item>
          <text:p text:style-name="P10">Űrlapok – GET – POST</text:p>
        </text:list-item>
        <text:list-item>
          <text:p text:style-name="P10">Megrendelő alkalmazás – Sorsoló alkalmazás</text:p>
        </text:list-item>
        <text:list-item>
          <text:p text:style-name="P10">C:\xampp\htdocs\Palacsinta – localhost:</text:p>
        </text:list-item>
        <text:list-item>
          <text:p text:style-name="P9">Tömbök - Adatbázis model tervezés 1.04 perc <text:s/></text:p>
        </text:list-item>
        <text:list-item>
          <text:p text:style-name="P9">3. Strukturált és OOP-alapú programozás PHP-ban</text:p>
        </text:list-item>
        <text:list-item>
          <text:p text:style-name="P12">Regisztráció folytatása 1.20 perc</text:p>
        </text:list-item>
      </text:list>
      <text:p text:style-name="P1"/>
      <text:list xml:id="list5993628383196234940" text:style-name="WWNum3">
        <text:list-item>
          <text:p text:style-name="P15">4. Adatbáziskezelés</text:p>
          <text:list>
            <text:list-item>
              <text:p text:style-name="P15">Login form - Change Password form végig</text:p>
            </text:list-item>
            <text:list-item>
              <text:p text:style-name="P15">Change Password form - Ajax Post, BlockUI vége</text:p>
            </text:list-item>
            <text:list-item>
              <text:p text:style-name="P14"><text:span text:style-name="T6">TesztKérdés class és form 1.20 perc</text:span><text:bookmark text:name="_GoBack"/><text:span text:style-name="T6"> </text:span><text:span text:style-name="T7"><text:s/>vége</text:span></text:p>
            </text:list-item>
            <text:list-item>
              <text:p text:style-name="P16"><text:span text:style-name="T8">Biztonsági kérdések - Jelszavak - SQLInjection</text:span> <text:s/>vége</text:p>
            </text:list-item>
            <text:list-item>
              <text:p text:style-name="P16">Micro ORM</text:p>
            </text:list-item>
            <text:list-item>
              <text:p text:style-name="P16"><text:span text:style-name="T8">DataTables - Numeric - TesztVálasz class (20 .perc)</text:span></text:p>
            </text:list-item>
          </text:list>
        </text:list-item>
      </text:list>
      <text:p text:style-name="P4"><text:soft-page-break/></text:p>
      <text:p text:style-name="Standard"><text:a xlink:type="simple" xlink:href="http://www.netacademia.hu/kezdo-php" text:style-name="Internet_20_link" text:visited-style-name="Visited_20_Internet_20_Link"><text:span text:style-name="T4">http://www.netacademia.hu/kezdo-php</text:span></text:a></text:p>
      <text:p text:style-name="P2">Összesen: 24 óra videó</text:p>
      <text:p text:style-name="Standard"><text:a xlink:type="simple" xlink:href="http://www.netacademia.hu/halado-php" text:style-name="Internet_20_link" text:visited-style-name="Visited_20_Internet_20_Link"><text:span text:style-name="T4">http://www.netacademia.hu/halado-php</text:span></text:a></text:p>
      <text:p text:style-name="P2">Összesen: 38 óra videó</text:p>
      <text:p text:style-name="Standard"><text:a xlink:type="simple" xlink:href="https://netacademia.hu/webfejleszto" text:style-name="Internet_20_link" text:visited-style-name="Visited_20_Internet_20_Link"><text:span text:style-name="T4">https://netacademia.hu/webfejleszto</text:span></text:a><text:span text:style-name="T1"> 160 óra</text:span></text:p>
      <text:p text:style-name="P2">CMS rendszer megismerése (pl.: Laravel) 12-16 óra</text:p>
      <text:p text:style-name="P2"/>
      <text:p text:style-name="P2"><text:s/></text:p>
      <text:p text:style-name="P2"/>
      <text:p text:style-name="P3">Php tanulmányok:</text:p>
      <text:list xml:id="list3234677947722740292" text:style-name="WWNum2">
        <text:list-item>
          <text:p text:style-name="P7">tömbök</text:p>
        </text:list-item>
        <text:list-item>
          <text:p text:style-name="P11">tömb bejárása foreach( tömb_neve as kulcs_valtozó =&gt;érték_változó )</text:p>
        </text:list-item>
        <text:list-item>
          <text:p text:style-name="P13"><text:span text:style-name="T1">két egydimenziós tömbből egy kétdimenziós tömb létrehozása </text:span><text:span text:style-name="T2">array_combine()</text:span><text:span text:style-name="T1">. Csak azonos elemszámú elemeknél működik.</text:span></text:p>
        </text:list-item>
        <text:list-item>
          <text:p text:style-name="P13"><text:span text:style-name="T1">tömb hossza(elemszáma): </text:span><text:span text:style-name="T2">count()</text:span></text:p>
        </text:list-item>
        <text:list-item>
          <text:p text:style-name="P13"><text:span text:style-name="T2">array_walk(tömb, machináló_függvény neve stringként)</text:span><text:span text:style-name="T1"> egy tömb elemein megyünk végig a </text:span><text:span text:style-name="T2">machináló_függvény</text:span><text:span text:style-name="T1">t meghívva minden elemre</text:span></text:p>
        </text:list-item>
        <text:list-item>
          <text:p text:style-name="P13"><text:span text:style-name="T2">array_chunk(tömb, darab) </text:span><text:span text:style-name="T1">a paraméterben kapott tömböt feldarabolja a második paraméterben meghatározott méretekben. A legutolsó tömbnek nem biztos, hogy </text:span></text:p>
        </text:list-item>
        <text:list-item>
          <text:p text:style-name="P7">függvény hívásban &amp; jel: címként adódik át a paraméter. A változó értéke megváltozik a függvény meghívása után.</text:p>
        </text:list-item>
        <text:list-item>
          <text:p text:style-name="P7">rendezés tömbben </text:p>
        </text:list-item>
        <text:list-item>
          <text:p text:style-name="P7">Anonym függvény meghívása például egy tömb szűrésnél: array_filter($cs, function($s) {return $s != "";}); <text:s text:c="11"/></text:p>
        </text:list-item>
        <text:list-item>
          <text:p text:style-name="P7">dátum kezelés</text:p>
        </text:list-item>
        <text:list-item>
          <text:p text:style-name="P7">szuperglobális változók: $_-al kezdőnek pl.: $_POST</text:p>
        </text:list-item>
        <text:list-item>
          <text:p text:style-name="P7">Osztályok létrehozása</text:p>
        </text:list-item>
        <text:list-item>
          <text:p text:style-name="P11">osztály példányosítása: $c = new Osztály()</text:p>
        </text:list-item>
        <text:list-item>
          <text:p text:style-name="P11">példány metódus meghívása: $c -&gt; Metódus()</text:p>
        </text:list-item>
        <text:list-item>
          <text:p text:style-name="P7">php magic method</text:p>
        </text:list-item>
        <text:list-item>
          <text:p text:style-name="P11">constructor: __construct()</text:p>
        </text:list-item>
        <text:list-item>
          <text:p text:style-name="P11">__toString()</text:p>
        </text:list-item>
        <text:list-item>
          <text:p text:style-name="P7"><text:soft-page-break/>osztályon belül propertyre hivatkozás $this : -&gt;. Osztály mezőkre hivatkozáskor nem kell a $ jel!!.</text:p>
        </text:list-item>
        <text:list-item>
          <text:p text:style-name="P7">osztály örökítése más osztályból: extends </text:p>
        </text:list-item>
        <text:list-item>
          <text:p text:style-name="P7">ős osztály konstruktorának meghívása: parent::__construct()</text:p>
        </text:list-item>
        <text:list-item>
          <text:p text:style-name="P7">header() : kliens oldali átírányítás</text:p>
        </text:list-item>
        <text:list-item>
          <text:p text:style-name="P7">Új elem hozzáadása a tömbhöz $tomb[] = érték</text:p>
        </text:list-item>
      </text:list>
      <text:p text:style-name="P3">Webfejlesztés tanulás:</text:p>
      <text:p text:style-name="Standard"><text:a xlink:type="simple" xlink:href="https://developer.mozilla.org/en-US/docs/Web" text:style-name="Internet_20_link" text:visited-style-name="Visited_20_Internet_20_Link"><text:span text:style-name="T4">https://developer.mozilla.org/en-US/docs/Web</text:span></text:a></text:p>
      <text:p text:style-name="Standard"><text:a xlink:type="simple" xlink:href="https://www.codecademy.com/catalog/subject/web-development" text:style-name="Internet_20_link" text:visited-style-name="Visited_20_Internet_20_Link"><text:span text:style-name="T4">https://www.codecademy.com/catalog/subject/web-development</text:span></text:a></text:p>
      <text:p text:style-name="P3">Scss tanfolyam:</text:p>
      <text:p text:style-name="Standard"><text:a xlink:type="simple" xlink:href="https://www.codecademy.com/learn" text:style-name="Internet_20_link" text:visited-style-name="Visited_20_Internet_20_Link"><text:span text:style-name="T4">https://www.codecademy.com/learn</text:span></text:a></text:p>
      <text:p text:style-name="P3">ECMAscript 6:</text:p>
      <text:p text:style-name="Standard"><text:a xlink:type="simple" xlink:href="https://developer.mozilla.org/en-US/docs/Web/JavaScript/New_in_JavaScript/ECMAScript_2015_support_in_Mozilla" text:style-name="Internet_20_link" text:visited-style-name="Visited_20_Internet_20_Link"><text:span text:style-name="T4">https://developer.mozilla.org/en-US/docs/Web/JavaScript/New_in_JavaScript/ECMAScript_2015_support_in_Mozilla</text:span></text:a></text:p>
      <text:p text:style-name="P3">EMBER framework(mozilla):</text:p>
      <text:p text:style-name="Standard"><text:a xlink:type="simple" xlink:href="https://guides.emberjs.com/v2.16.0/getting-started/js-primer/" text:style-name="Internet_20_link" text:visited-style-name="Visited_20_Internet_20_Link"><text:span text:style-name="T4">https://guides.emberjs.com/v2.16.0/getting-started/js-primer/</text:span></text:a></text:p>
      <text:p text:style-name="Standard"><text:a xlink:type="simple" xlink:href="http://www.codelobster.com/scripts/freecode.php" text:style-name="Internet_20_link" text:visited-style-name="Visited_20_Internet_20_Link"><text:span text:style-name="T4">http://www.codelobster.com/scripts/freecode.php</text:span></text:a></text:p>
      <text:p text:style-name="Standard"><text:a xlink:type="simple" xlink:href="#server-requirements" text:style-name="Internet_20_link" text:visited-style-name="Visited_20_Internet_20_Link"><text:span text:style-name="T4">https://laravel.com/docs/5.5#server-requirements</text:span></text:a></text:p>
      <text:p text:style-name="Standard"><text:a xlink:type="simple" xlink:href="https://getcomposer.org/doc/00-intro.md" text:style-name="Internet_20_link" text:visited-style-name="Visited_20_Internet_20_Link"><text:span text:style-name="T4">https://getcomposer.org/doc/00-intro.md</text:span></text:a></text:p>
      <text:p text:style-name="Standard"><text:a xlink:type="simple" xlink:href="https://www.apachefriends.org/hu/download.html" text:style-name="Internet_20_link" text:visited-style-name="Visited_20_Internet_20_Link"><text:span text:style-name="T4">https://www.apachefriends.org/hu/download.html</text:span></text:a></text:p>
      <text:p text:style-name="P2">https://laracasts.com/series/laravel-from-scratch-2017/episodes/5?autoplay=true</text:p>
      <text:p text:style-name="P2">Laravel</text:p>
      <text:p text:style-name="Standard"><text:a xlink:type="simple" xlink:href="https://laravel.com/" text:style-name="Internet_20_link" text:visited-style-name="Visited_20_Internet_20_Link"><text:span text:style-name="T1">https://laravel.com/</text:span></text:a></text:p>
      <text:p text:style-name="P2">Reakt </text:p>
      <text:p text:style-name="P2">Szuper menü:</text:p>
      <text:p text:style-name="Standard"><text:a xlink:type="simple" xlink:href="https://superfish.joelbirch.co/examples/" text:style-name="Internet_20_link" text:visited-style-name="Visited_20_Internet_20_Link"><text:span text:style-name="T1">https://superfish.joelbirch.co/examples/#</text:span></text:a></text:p>
      <text:p text:style-name="P2">Watermark jquery</text:p>
      <text:p text:style-name="P2">https://laracasts.com/series/laravel-from-scratch-2017/episodes/5?autoplay=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ál" style:font-family-generic="roman" style:font-pitch="variable" style:font-charset="x-symbol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urier New" svg:font-family="'Courier New'" style:font-adornments="Normál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hu" fo:country="HU" style:font-name-asian="SimSun" style:font-size-asian="11pt" style:language-asian="hu" style:country-asian="H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333333" fo:font-size="10.5pt" style:font-size-asian="10.5pt" style:font-name-complex="Helvetica2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Helvetic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Csaba Márta</dc:creator>
    <meta:editing-cycles>26</meta:editing-cycles>
    <meta:creation-date>2017-11-21T12:21:00</meta:creation-date>
    <dc:date>2017-12-21T14:21:40.84</dc:date>
    <meta:editing-duration>PT10M43S</meta:editing-duration>
    <meta:generator>OpenOffice/4.1.4$Win32 OpenOffice.org_project/414m5$Build-9788</meta:generator>
    <meta:document-statistic meta:table-count="0" meta:image-count="0" meta:object-count="0" meta:page-count="3" meta:paragraph-count="73" meta:word-count="348" meta:character-count="41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